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IN:</text:p>
      <text:p text:style-name="P1">When an application requests to login it sends its mail and password to the system. The connectionHandler gets its request and translates it for the security manager. This asks the dataAccessManager to query the DBMS for the username and his password. When the query answer returns to the securityManager if they match the username and password given by the application the profile of the user that corresponds to those credentials is returned to the device through the controllerApplication.</text:p>
      <text:p text:style-name="P1"/>
      <text:p text:style-name="P1">SHAREDREQUEST:<text:line-break/>The request for a ride by a logged user is received from the rideManager that analyzes it. If it is a request to share a ride the rideManager asks the dataAccessManager to search in the DBMS for other sharing requests. If the dataAccessManager doesn't find any sharing requests near the area of this one, the rideManager leaves the request pending in the DBMS for some minutes before canceling the sharing option and sending a taxi to the user. If in these minutes another sharing request arrives from the same area of the first one it checks if the two requests are compatible and in case they are it provides a shared taxi for both the users.</text:p>
      <text:p text:style-name="P1"/>
      <text:p text:style-name="P1">STATUSUPDATE:</text:p>
      <text:p text:style-name="P1">When a driver changes his status his application requests the QueueManager to set him available/busy. The QueueManager then alerts the dataAccessManager to set the driver available/busy in the DBMS, in addition to put him in a queue if the status change is to available.</text:p>
      <text:p text:style-name="P1"/>
      <text:p text:style-name="P1">RESERVATION:</text:p>
      <text:p text:style-name="P1">When a reservation for a taxi is made, the rideManager registers the request in the DBMS to remember it. Every five minutes a program runs to check all the reservations and to alert the rideManager if there are some that are in need to be set up as ri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 longari</meta:initial-creator>
    <meta:creation-date>2015-12-02T09:08:27.29</meta:creation-date>
    <meta:document-statistic meta:table-count="0" meta:image-count="0" meta:object-count="0" meta:page-count="1" meta:paragraph-count="7" meta:word-count="291" meta:character-count="1707"/>
    <dc:date>2015-12-02T11:06:11.34</dc:date>
    <dc:creator>stefano longari</dc:creator>
    <meta:editing-duration>PT11M3S</meta:editing-duration>
    <meta:editing-cycles>1</meta:editing-cycles>
    <meta:generator>OpenOffice/4.1.0$Win32 OpenOffice.org_project/410m18$Build-9764</meta:generator>
  </office:meta>
</office:document-meta>
</file>